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4" style:family="table-row">
      <style:table-row-properties style:min-row-height="0.0083in"/>
    </style:style>
    <style:style style:name="Table3.5" style:family="table-row">
      <style:table-row-properties style:min-row-height="0.268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float" office:value="20">
            <text:p text:style-name="CI-T-Cidx">20</text:p>
          </table:table-cell>
          <table:table-cell table:style-name="Table1.B2" office:value-type="string">
            <text:p text:style-name="CI-T-Sname"/>
          </table:table-cell>
          <table:table-cell table:style-name="Table1.B2" office:value-type="string">
            <text:p text:style-name="CI-T-Cname">SALIVA</text:p>
          </table:table-cell>
          <table:table-cell table:style-name="Table1.B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SALIVA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4" office:value-type="string">
            <text:p text:style-name="SK-T-L1">20008,2,20008</text:p>
          </table:table-cell>
          <table:table-cell table:style-name="Table3.A2" table:number-rows-spanned="3" office:value-type="string">
            <text:p text:style-name="SK-T-L2"><text:span text:style-name="SK-T-L2-C1">Saliva</text:span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20012,2,20012</text:p>
          </table:table-cell>
          <table:table-cell table:style-name="Table3.A2" table:number-rows-spanned="5" office:value-type="string">
            <text:p text:style-name="SK-T-L2"><text:span text:style-name="SK-T-L2-C1">acrid</text:span> 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u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re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it-a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20016,2,20016</text:p>
          </table:table-cell>
          <table:table-cell table:style-name="Table3.A2" table:number-rows-spanned="5" office:value-type="string">
            <text:p text:style-name="SK-T-L2"><text:span text:style-name="SK-T-L2-C1">bloody</text:span> 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it-a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20020,2,20020</text:p>
          </table:table-cell>
          <table:table-cell table:style-name="Table3.A2" table:number-rows-spanned="7" office:value-type="string">
            <text:p text:style-name="SK-T-L2"><text:span text:style-name="SK-T-L2-C1">diminished</text:span> 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20024,2,20024</text:p>
          </table:table-cell>
          <table:table-cell table:style-name="Table3.A2" table:number-rows-spanned="5" office:value-type="string">
            <text:p text:style-name="SK-T-L2"><text:span text:style-name="SK-T-L2-C1">foul</text:span> 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Merc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it-a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2" office:value-type="string">
            <text:p text:style-name="SK-T-L1">20028,2,20028</text:p>
          </table:table-cell>
          <table:table-cell table:style-name="Table3.A2" table:number-rows-spanned="17" office:value-type="string">
            <text:p text:style-name="SK-T-L2"><text:span text:style-name="SK-T-L2-C1">frothy</text:span>, snowy, <text:s/>cottony, etc.</text:p>
          </table:table-cell>
          <table:table-cell table:style-name="Table3.A2" table:number-rows-spanned="17" office:value-type="string">
            <text:p text:style-name="SK-T-L3"/>
          </table:table-cell>
          <table:table-cell table:style-name="Table3.A2" table:number-rows-spanned="17" office:value-type="string">
            <text:p text:style-name="SK-T-L4"/>
          </table:table-cell>
          <table:table-cell table:style-name="Table3.A2" table:number-rows-spanned="17" office:value-type="string">
            <text:p text:style-name="SK-T-L5"/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/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rb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ul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l-a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ic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20032,2,20032</text:p>
          </table:table-cell>
          <table:table-cell table:style-name="Table3.A2" table:number-rows-spanned="3" office:value-type="string">
            <text:p text:style-name="SK-T-L2"><text:span text:style-name="SK-T-L2-C1">gushes</text:span> of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20036,2,20036</text:p>
          </table:table-cell>
          <table:table-cell table:style-name="Table3.A2" table:number-rows-spanned="11" office:value-type="string">
            <text:p text:style-name="SK-T-L2"><text:span text:style-name="SK-T-L2-C1">increased</text:span> 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Di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ul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20040,3,2<text:soft-page-break/>0036</text:p>
          </table:table-cell>
          <table:table-cell table:style-name="Table3.A2" table:number-rows-spanned="3" office:value-type="string">
            <text:p text:style-name="SK-T-L2"><text:span text:style-name="SK-T-L2-C1">increased</text:span></text:p>
          </table:table-cell>
          <table:table-cell table:style-name="Table3.A2" table:number-rows-spanned="3" office:value-type="string">
            <text:p text:style-name="SK-T-L3">cough, with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20044,3,20036</text:p>
          </table:table-cell>
          <table:table-cell table:style-name="Table3.A2" table:number-rows-spanned="3" office:value-type="string">
            <text:p text:style-name="SK-T-L2"><text:span text:style-name="SK-T-L2-C1">increased</text:span></text:p>
          </table:table-cell>
          <table:table-cell table:style-name="Table3.A2" table:number-rows-spanned="3" office:value-type="string">
            <text:p text:style-name="SK-T-L3">headache, with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Epip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20048,3,20036</text:p>
          </table:table-cell>
          <table:table-cell table:style-name="Table3.A2" table:number-rows-spanned="3" office:value-type="string">
            <text:p text:style-name="SK-T-L2"><text:span text:style-name="SK-T-L2-C1">increased</text:span></text:p>
          </table:table-cell>
          <table:table-cell table:style-name="Table3.A2" table:number-rows-spanned="3" office:value-type="string">
            <text:p text:style-name="SK-T-L3">pregnancy, in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re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o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-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20052,3,20036</text:p>
          </table:table-cell>
          <table:table-cell table:style-name="Table3.A2" table:number-rows-spanned="11" office:value-type="string">
            <text:p text:style-name="SK-T-L2"><text:span text:style-name="SK-T-L2-C1">increased</text:span></text:p>
          </table:table-cell>
          <table:table-cell table:style-name="Table3.A2" table:number-rows-spanned="11" office:value-type="string">
            <text:p text:style-name="SK-T-L3">sleep, Agg.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ar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Merc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yp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20056,2,20056</text:p>
          </table:table-cell>
          <table:table-cell table:style-name="Table3.A2" table:number-rows-spanned="5" office:value-type="string">
            <text:p text:style-name="SK-T-L2"><text:span text:style-name="SK-T-L2-C1">sweet</text:span> 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ri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09-12T00:41:06.65</dc:date>
    <meta:editing-duration>PT6M22S</meta:editing-duration>
    <meta:editing-cycles>3</meta:editing-cycles>
    <meta:document-statistic meta:table-count="2" meta:image-count="0" meta:object-count="0" meta:page-count="6" meta:paragraph-count="269" meta:word-count="286" meta:character-count="1049"/>
  </office:meta>
</office:document-meta>
</file>